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h</mi>
      <mo stretchy="false">=</mo>
      <mrow>
        <mfrac>
          <msup>
            <mi mathvariant="italic">kq</mi>
            <mn>2</mn>
          </msup>
          <mrow>
            <mn>2</mn>
            <msup>
              <mi mathvariant="italic">gdA</mi>
              <mn>2</mn>
            </msup>
          </mrow>
        </mfrac>
        <mo stretchy="false">×</mo>
        <msup>
          <mrow>
            <mo fence="true" stretchy="true">(</mo>
            <mrow>
              <mfrac>
                <mn>100</mn>
                <mi>o</mi>
              </mfrac>
            </mrow>
            <mo fence="true" stretchy="true">)</mo>
          </mrow>
          <mrow>
            <mn>1</mn>
            <mo stretchy="false">/</mo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</mrow>
        </msup>
      </mrow>
    </mrow>
    <annotation encoding="StarMath 5.0"> h={kq sup{2}} over  {2gdA sup{2}} times {left( 100 over o right )} sup {1/(2n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1:42:09.113352218</meta:creation-date>
    <dc:date>2016-05-06T21:56:48.520190288</dc:date>
    <meta:editing-duration>PT14M38S</meta:editing-duration>
    <meta:editing-cycles>4</meta:editing-cycles>
    <meta:generator>LibreOffice/5.1.2.2.0$Linux_X86_64 LibreOffice_project/10m0$Build-2</meta:generator>
  </office:meta>
</office:document-meta>
</file>